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8cm" svg:x2="7cm" svg:y2="8cm">
          <text:p/>
        </draw:line>
        <draw:line draw:style-name="gr1" draw:text-style-name="P1" draw:layer="layout" svg:x1="3cm" svg:y1="8cm" svg:x2="3cm" svg:y2="4cm">
          <text:p/>
        </draw:line>
        <draw:frame draw:style-name="gr2" draw:layer="layout" svg:width="0.82cm" svg:height="0.954cm" svg:x="6.7cm" svg:y="8.246cm">
          <draw:text-box>
            <text:p>x</text:p>
          </draw:text-box>
        </draw:frame>
        <draw:frame draw:style-name="gr2" draw:layer="layout" svg:width="0.82cm" svg:height="0.954cm" svg:x="2.1cm" svg:y="3.346cm">
          <draw:text-box>
            <text:p>z</text:p>
          </draw:text-box>
        </draw:frame>
        <draw:line draw:style-name="gr1" draw:text-style-name="P1" draw:layer="layout" svg:x1="3cm" svg:y1="8cm" svg:x2="6cm" svg:y2="2cm">
          <text:p/>
        </draw:line>
        <draw:line draw:style-name="gr1" draw:text-style-name="P1" draw:layer="layout" svg:x1="3cm" svg:y1="8cm" svg:x2="9cm" svg:y2="10cm">
          <text:p/>
        </draw:line>
        <draw:frame draw:style-name="gr2" draw:layer="layout" svg:width="4.418cm" svg:height="0.954cm" svg:x="6.082cm" svg:y="1.5cm">
          <draw:text-box>
            <text:p>group velocity</text:p>
          </draw:text-box>
        </draw:frame>
        <draw:frame draw:style-name="gr2" draw:layer="layout" svg:width="4.528cm" svg:height="1.657cm" svg:x="7.472cm" svg:y="8.043cm">
          <draw:text-box>
            <text:p>wavevector,</text:p>
            <text:p>phase veloc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6:42:31.824105000</meta:creation-date>
    <dc:date>2015-03-12T16:45:53.796102000</dc:date>
    <meta:editing-duration>PT3M23S</meta:editing-duration>
    <meta:editing-cycles>1</meta:editing-cycles>
    <meta:document-statistic meta:object-count="8"/>
    <meta:generator>LibreOffice/4.3.4.1$MacOSX_X86_64 LibreOffice_project/bc356b2f991740509f321d70e4512a6a54c5f243</meta:generator>
  </office:meta>
</office:document-meta>
</file>